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fo:letter-spacing="normal"/>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font-name="Verdana"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normal" fo:font-weight="normal"/>
    </style:style>
    <style:style style:name="T6" style:family="text">
      <style:text-properties fo:font-variant="normal" fo:text-transform="none" fo:color="#000000" style:text-line-through-style="solid" style:font-name="Verdana" fo:font-size="10.5pt" fo:letter-spacing="normal" fo:font-style="italic" fo:font-weight="normal"/>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9" style:family="text">
      <style:text-properties fo:font-variant="normal" fo:text-transform="none" fo:color="#222222" style:font-name="Verdana" fo:font-size="14.25pt" fo:letter-spacing="normal" fo:font-style="normal" fo:font-weight="bold"/>
    </style:style>
    <style:style style:name="T10" style:family="text">
      <style:text-properties fo:font-weight="bold"/>
    </style:style>
    <style:style style:name="T11" style:family="text">
      <style:text-properties style:text-line-through-style="solid"/>
    </style:style>
    <style:style style:name="T12" style:family="text">
      <style:text-properties style:font-name="monospace"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5397488" text:id="ct85397488">
          <text:insertion>
            <office:change-info>
              <dc:creator>Gemma Wright</dc:creator>
              <dc:date>2014-01-26T10:56:07.24</dc:date>
            </office:change-info>
          </text:insertion>
        </text:changed-region>
        <text:changed-region xml:id="ct85397384" text:id="ct85397384">
          <text:deletion>
            <office:change-info>
              <dc:creator>Gemma Wright</dc:creator>
              <dc:date>2014-01-26T10:56:07.24</dc:date>
            </office:change-info>
            <text:p text:style-name="P1">backups folder</text:p>
          </text:deletion>
        </text:changed-region>
        <text:changed-region xml:id="ct85397280" text:id="ct85397280">
          <text:insertion>
            <office:change-info>
              <dc:creator>Gemma Wright</dc:creator>
              <dc:date>2014-01-26T10:56:07.24</dc:date>
            </office:change-info>
          </text:insertion>
        </text:changed-region>
        <text:changed-region xml:id="ct85397176" text:id="ct85397176">
          <text:insertion>
            <office:change-info>
              <dc:creator>Gemma Wright</dc:creator>
              <dc:date>2014-01-26T10:56:07.24</dc:date>
            </office:change-info>
          </text:insertion>
        </text:changed-region>
        <text:changed-region xml:id="ct219717184" text:id="ct219717184">
          <text:insertion>
            <office:change-info>
              <dc:creator>Gemma Wright</dc:creator>
              <dc:date>2014-01-26T10:56:07.24</dc:date>
            </office:change-info>
          </text:insertion>
        </text:changed-region>
        <text:changed-region xml:id="ct219717288" text:id="ct219717288">
          <text:insertion>
            <office:change-info>
              <dc:creator>Gemma Wright</dc:creator>
              <dc:date>2014-01-26T10:56:07.24</dc:date>
            </office:change-info>
          </text:insertion>
        </text:changed-region>
        <text:changed-region xml:id="ct219717392" text:id="ct21971739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5397488"/><text:span text:style-name="T1">projectID520ac57ca4059</text:span> </text:p>
      <text:p text:style-name="Standard"><text:change-end text:change-id="ct85397488"/><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5397384"/></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1">3. Fix Block Markups and Proofer Notes</text:span> (15-60 min.)</text:p>
      <text:p text:style-name="Standard"/>
      <text:p text:style-name="Standard"><text:s/><text:span text:style-name="T11"><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1"><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1"><text:s/>Click Emdashes. This shows words with emdashes in them as well as similar words without emdashes (aka: suspects) marked with ****. Check suspects against the text and page images.</text:span> <text:soft-page-break/><text:span text:style-name="T11">Preserve author's intent even when inconsistent. Hint: Enable the Suspects flag and click Emdashes again to see only suspects words.</text:span></text:p>
      <text:p text:style-name="Standard"><text:s text:c="2"/><text:span text:style-name="T11"><text:s text:c="2"/>Click Hyphens. Same as Emdashes above but for Hyphens.</text:span></text:p>
      <text:p text:style-name="Standard"><text:s text:c="4"/><text:span text:style-name="T11">Click Alpha/num. Scan list for one/ell and oh/zero errors</text:span>.</text:p>
      <text:p text:style-name="Standard"><text:s text:c="4"/><text:span text:style-name="T11">Click ALL CAPS. Scan list looking for oddities.</text:span></text:p>
      <text:p text:style-name="Standard"><text:s text:c="3"/><text:span text:style-name="T11"><text:s/>Click MiXeD CasE. Scan list looking for letters such as o that sometimes OCR wrongly as uppercase. Oh/zero errors can show up here, too.</text:span></text:p>
      <text:p text:style-name="Standard"><text:s text:c="4"/><text:span text:style-name="T11">Click Check Accents. Scan list looking for mistakes, inconsistent usages.</text:span></text:p>
      <text:p text:style-name="Standard"><text:s/><text:span text:style-name="T11"><text:s text:c="3"/>Click Check , Upper. Scan list for comma-for-period errors.</text:span></text:p>
      <text:p text:style-name="Standard"><text:s/><text:span text:style-name="T11"><text:s text:c="3"/>Click Check . Lower. Scan list for period-for-comma errors.</text:span></text:p>
      <text:p text:style-name="Standard"><text:s text:c="3"/><text:span text:style-name="T11"><text:s/>Click Ital/Bold/SC. Scan list for incorrect or inconsistent use of italics, bold face, and small caps.</text:span></text:p>
      <text:p text:style-name="Standard"><text:s text:c="3"/><text:span text:style-name="T11"><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5397280"/> http://www.pgdp.net/wiki/PPTools/Guiguts/Searching#Using_Scanno_Searches<text:change-end text:change-id="ct85397280"/></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85397176"/>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5397176"/>**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1"><text:s text:c="8"/>For complex tables, use </text:span><text:a xlink:type="simple" xlink:href="http://www.pgdp.net/wiki/PPTools/Guiguts/Tables"><text:span text:style-name="T11">Table Special Effects</text:span></text:a><text:span text:style-name="T11">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1">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19717184"/><text:span text:style-name="T10">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0">ask for advice</text:span> from your PP mentor, an experienced PPer/PPVer, or in the forums. If you say what "special" characters you have, then someone will be able to help you decide which text version(s) is most appropriate.</text:p>
      <text:p text:style-name="P6">End of <text:span text:style-name="T10">WARNING</text:span></text:p>
      <text:p text:style-name="P1"/>
      <text:p text:style-name="P1"/>
      <text:p text:style-name="P1"><text:change-end text:change-id="ct219717184"/>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19717288"/><text:span text:style-name="T2"> </text:span><text:span text:style-name="T3">[**Probably no longer necessary, but maybe harmless]</text:span> <text:change-end text:change-id="ct219717288"/></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19717392"/><text:span text:style-name="T3">Note that the above-mentioned PG documentation is old, and that PG now create "lower" versions, such as the ASCII version automatically from the Latin-1 version you upload.</text:span> <text:change-end text:change-id="ct219717392"/><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9">21. Prepare HTML Edition (4-? hr.)</text:span></text:p>
      <text:list xml:id="list8522165596505522085" text:style-name="L1">
        <text:list-item>
          <text:p text:style-name="P13"><text:span text:style-name="T5">Open </text:span><text:span text:style-name="T6">bookname</text:span><text:span text:style-name="Teletype"><text:span text:style-name="T5">.html</text:span></text:span><text:span text:style-name="T5"> that was saved in step 16.</text:span></text:p>
        </text:list-item>
        <text:list-item>
          <text:p text:style-name="P16"><text:span text:style-name="T5">If you will insert visible page numbers or anchors at page boundaries, then configure the</text:span><text:a xlink:type="simple" xlink:href="http://www.pgdp.net/wiki/PPTools/Guiguts/Page_Labels#Setting_Page_Labels"><text:span text:style-name="T8">page labels</text:span></text:a><text:span text:style-name="T5"> before proceeding</text:span></text:p>
        </text:list-item>
        <text:list-item>
          <text:p text:style-name="P16"><text:span text:style-name="T5">Check the footnotes and move them to the Landing Zones you have decided on, as described in the </text:span><text:a xlink:type="simple" xlink:href="http://www.pgdp.net/wiki/PPTools/Guiguts/Footnotes"><text:span text:style-name="T8">PPTools/Guiguts/Footnotes</text:span></text:a><text:span text:style-name="T5">.</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5">Open the </text:span><text:a xlink:type="simple" xlink:href="http://www.pgdp.net/wiki/PPTools/Guiguts/HTML"><text:span text:style-name="T8">HTML Palette</text:span></text:a><text:span text:style-name="T5"> and set optional switches as desired.</text:span></text:p>
        </text:list-item>
        <text:list-item>
          <text:p text:style-name="P16"><text:span text:style-name="T5">Apply </text:span><text:a xlink:type="simple" xlink:href="http://www.pgdp.net/wiki/PPTools/Guiguts/HTML#Autogenerating_HTML"><text:span text:style-name="T8">Automatic HTML conversion</text:span></text:a><text:span text:style-name="T5">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5">Tables of Contents and Indexes, which are best formatted using unsigned lists, rather than the markup Guiguts generates for </text:span><text:span text:style-name="Teletype"><text:span text:style-name="T5">/$..$/</text:span></text:span><text:span text:style-name="T5">.</text:span></text:p>
            </text:list-item>
            <text:list-item>
              <text:p text:style-name="P17">End matter</text:p>
            </text:list-item>
            <text:list-item>
              <text:p text:style-name="P18"><text:soft-page-break/>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6"><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6"><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6"><text:span text:style-name="T4">Apply </text:span><text:a xlink:type="simple" xlink:href="http://www.pgdp.net/wiki/PPTools/Guiguts/HTML#Using_HTML_Tidy"><text:span text:style-name="T7">Tidy</text:span></text:a><text:span text:style-name="T4">.</text:span></text:p>
        </text:list-item>
        <text:list-item>
          <text:p text:style-name="P16"><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
      <text:p text:style-name="Standard"/>
      <text:h text:style-name="Heading_20_1" text:outline-level="1">Front cover</text:h>
      <text:p text:style-name="P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8">div.tnotes {background-color: #eeeeee; border: 1px solid black; padding: 1em;} </text:p>
      <text:p text:style-name="P11">.covernote {visibility: hidden; display: none;} </text:p>
      <text:p text:style-name="P11"><text:soft-page-break/>@media handheld {</text:p>
      <text:p text:style-name="P12"><text:s text:c="2"/><text:span text:style-name="T12">.covernote {visibility: visible; display: block;} </text:span></text:p>
      <text:p text:style-name="P10">} </text:p>
      <text:p text:style-name="P7">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2"><text:s text:c="2"/><text:span text:style-name="T12">&lt;p&gt;The cover image was created by the transcriber and is placed in the public domain.&lt;/p&gt; </text:span></text:p>
      <text:p text:style-name="P10">&lt;/div&gt; </text:p>
      <text:p text:style-name="P7">However, if you have other notes that you want to appear at the front of the book, you will want the div to be displayed, but just the cover image paragraph hidden, something like this:</text:p>
      <text:p text:style-name="P8">&lt;div class="tnotes"&gt; </text:p>
      <text:p text:style-name="P12"><text:s text:c="2"/><text:span text:style-name="T12">&lt;p&gt;Transcriber's Notes&lt;/p&gt; </text:span></text:p>
      <text:p text:style-name="P12"><text:s text:c="2"/><text:span text:style-name="T12">&lt;p class="covernote"&gt;The cover image was created by the transcriber and is placed in the public domain.&lt;/p&gt; </text:span></text:p>
      <text:p text:style-name="P12"><text:s text:c="2"/><text:span text:style-name="T12">&lt;p&gt;Other information readers require before reading the book...&lt;/p&gt; </text:span></text:p>
      <text:p text:style-name="P10">&lt;/div&gt;</text:p>
      <text:p text:style-name="P7">To view in your browser what the TN will look like in the epub version, <text:span text:style-name="T10">temporarily</text:span> change "@media handheld" to "@media all" in the CSS above - don't forget to change it back!</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oft-page-break/><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text:soft-page-break/>†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31T21:19:54.66</dc:date>
    <dc:creator>Gemma Wright</dc:creator>
    <meta:editing-duration>PT13H49M24S</meta:editing-duration>
    <meta:editing-cycles>36</meta:editing-cycles>
    <meta:generator>OpenOffice/4.0.1$Win32 OpenOffice.org_project/401m5$Build-9714</meta:generator>
    <meta:document-statistic meta:table-count="0" meta:image-count="0" meta:object-count="0" meta:page-count="12" meta:paragraph-count="291" meta:word-count="4563" meta:character-count="27991"/>
  </office:meta>
</office:document-meta>
</file>